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bottom="0in"/>
      <style:text-properties fo:font-weight="bold" style:font-weight-asian="bold" style:font-weight-complex="bold" fo:font-size="16pt" style:font-size-asian="16pt" style:font-size-complex="16pt"/>
    </style:style>
    <style:style style:name="P2" style:parent-style-name="Paragrafoelenco" style:list-style-name="LFO10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3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4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5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6" style:parent-style-name="Paragrafoelenco" style:list-style-name="LFO10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7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8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9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10" style:parent-style-name="Paragrafoelenco" style:list-style-name="LFO10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1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12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13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14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15" style:parent-style-name="Paragrafoelenco" style:list-style-name="LFO10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6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17" style:parent-style-name="Paragrafoelenco" style:list-style-name="LFO10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8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19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20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21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22" style:parent-style-name="Paragrafoelenco" style:list-style-name="LFO10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23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24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25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26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27" style:parent-style-name="Paragrafoelenco" style:list-style-name="LFO11" style:family="paragraph">
      <style:paragraph-properties fo:margin-bottom="0in"/>
      <style:text-properties fo:font-size="12pt" style:font-size-asian="12pt" style:font-size-complex="12pt"/>
    </style:style>
    <style:style style:name="P28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29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0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1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2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3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4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5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6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7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8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39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40" style:parent-style-name="Normale" style:family="paragraph">
      <style:paragraph-properties fo:margin-bottom="0in"/>
      <style:text-properties fo:font-weight="bold" style:font-weight-asian="bold" style:font-weight-complex="bold" fo:font-size="16pt" style:font-size-asian="16pt" style:font-size-complex="16pt"/>
    </style:style>
    <style:style style:name="P41" style:parent-style-name="Normale" style:family="paragraph">
      <style:paragraph-properties fo:margin-bottom="0in"/>
    </style:style>
    <style:style style:name="P42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43" style:parent-style-name="Paragrafoelenco" style:list-style-name="LFO1" style:family="paragraph">
      <style:paragraph-properties fo:margin-bottom="0in"/>
    </style:style>
    <style:style style:name="T44" style:parent-style-name="Car.predefinitoparagrafo" style:family="text">
      <style:text-properties fo:font-style="italic" style:font-style-asian="italic" style:font-style-complex="italic"/>
    </style:style>
    <style:style style:name="T45" style:parent-style-name="Car.predefinitoparagrafo" style:family="text">
      <style:text-properties fo:font-weight="bold" style:font-weight-asian="bold" style:font-weight-complex="bold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P47" style:parent-style-name="Paragrafoelenco" style:list-style-name="LFO1" style:family="paragraph">
      <style:paragraph-properties fo:margin-bottom="0in"/>
    </style:style>
    <style:style style:name="T48" style:parent-style-name="Car.predefinitoparagrafo" style:family="text">
      <style:text-properties fo:font-style="italic" style:font-style-asian="italic" style:font-style-complex="italic"/>
    </style:style>
    <style:style style:name="T49" style:parent-style-name="Car.predefinitoparagrafo" style:family="text">
      <style:text-properties fo:font-weight="bold" style:font-weight-asian="bold" style:font-weight-complex="bold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P51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52" style:parent-style-name="Normale" style:family="paragraph">
      <style:paragraph-properties fo:margin-bottom="0in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T56" style:parent-style-name="Car.predefinitoparagrafo" style:family="text">
      <style:text-properties fo:font-style="italic" style:font-style-asian="italic" style:font-style-complex="italic"/>
    </style:style>
    <style:style style:name="T57" style:parent-style-name="Car.predefinitoparagrafo" style:family="text">
      <style:text-properties fo:font-style="italic" style:font-style-asian="italic" style:font-style-complex="italic"/>
    </style:style>
    <style:style style:name="T58" style:parent-style-name="Car.predefinitoparagrafo" style:family="text">
      <style:text-properties fo:font-style="italic" style:font-style-asian="italic" style:font-style-complex="italic"/>
    </style:style>
    <style:style style:name="T59" style:parent-style-name="Car.predefinitoparagrafo" style:family="text">
      <style:text-properties fo:font-style="italic" style:font-style-asian="italic" style:font-style-complex="italic"/>
    </style:style>
    <style:style style:name="T60" style:parent-style-name="Car.predefinitoparagrafo" style:family="text">
      <style:text-properties fo:font-style="italic" style:font-style-asian="italic" style:font-style-complex="italic"/>
    </style:style>
    <style:style style:name="T61" style:parent-style-name="Car.predefinitoparagrafo" style:family="text">
      <style:text-properties fo:font-style="italic" style:font-style-asian="italic" style:font-style-complex="italic"/>
    </style:style>
    <style:style style:name="T62" style:parent-style-name="Car.predefinitoparagrafo" style:family="text">
      <style:text-properties fo:font-style="italic" style:font-style-asian="italic" style:font-style-complex="italic"/>
    </style:style>
    <style:style style:name="T63" style:parent-style-name="Car.predefinitoparagrafo" style:family="text">
      <style:text-properties fo:font-style="italic" style:font-style-asian="italic" style:font-style-complex="italic"/>
    </style:style>
    <style:style style:name="P64" style:parent-style-name="Normale" style:family="paragraph">
      <style:paragraph-properties fo:margin-bottom="0in"/>
    </style:style>
    <style:style style:name="T65" style:parent-style-name="Car.predefinitoparagrafo" style:family="text">
      <style:text-properties fo:font-weight="bold" style:font-weight-asian="bold" style:font-weight-complex="bold"/>
    </style:style>
    <style:style style:name="P66" style:parent-style-name="Paragrafoelenco" style:list-style-name="LFO2" style:family="paragraph">
      <style:paragraph-properties fo:margin-bottom="0in"/>
    </style:style>
    <style:style style:name="T67" style:parent-style-name="Car.predefinitoparagrafo" style:family="text">
      <style:text-properties fo:font-style="italic" style:font-style-asian="italic" style:font-style-complex="italic"/>
    </style:style>
    <style:style style:name="P68" style:parent-style-name="Paragrafoelenco" style:list-style-name="LFO2" style:family="paragraph">
      <style:paragraph-properties fo:margin-bottom="0in"/>
    </style:style>
    <style:style style:name="T69" style:parent-style-name="Car.predefinitoparagrafo" style:family="text">
      <style:text-properties fo:font-style="italic" style:font-style-asian="italic" style:font-style-complex="italic"/>
    </style:style>
    <style:style style:name="P70" style:parent-style-name="Paragrafoelenco" style:list-style-name="LFO2" style:family="paragraph">
      <style:paragraph-properties fo:margin-bottom="0in"/>
    </style:style>
    <style:style style:name="T71" style:parent-style-name="Car.predefinitoparagrafo" style:family="text">
      <style:text-properties fo:font-style="italic" style:font-style-asian="italic" style:font-style-complex="italic"/>
    </style:style>
    <style:style style:name="P72" style:parent-style-name="Paragrafoelenco" style:list-style-name="LFO2" style:family="paragraph">
      <style:paragraph-properties fo:margin-bottom="0in"/>
    </style:style>
    <style:style style:name="T73" style:parent-style-name="Car.predefinitoparagrafo" style:family="text">
      <style:text-properties fo:font-style="italic" style:font-style-asian="italic" style:font-style-complex="italic"/>
    </style:style>
    <style:style style:name="P74" style:parent-style-name="Paragrafoelenco" style:list-style-name="LFO2" style:family="paragraph">
      <style:paragraph-properties fo:margin-bottom="0in"/>
    </style:style>
    <style:style style:name="T75" style:parent-style-name="Car.predefinitoparagrafo" style:family="text">
      <style:text-properties fo:font-style="italic" style:font-style-asian="italic" style:font-style-complex="italic"/>
    </style:style>
    <style:style style:name="P76" style:parent-style-name="Paragrafoelenco" style:list-style-name="LFO2" style:family="paragraph">
      <style:paragraph-properties fo:margin-bottom="0in"/>
    </style:style>
    <style:style style:name="T77" style:parent-style-name="Car.predefinitoparagrafo" style:family="text">
      <style:text-properties fo:font-style="italic" style:font-style-asian="italic" style:font-style-complex="italic"/>
    </style:style>
    <style:style style:name="P78" style:parent-style-name="Paragrafoelenco" style:list-style-name="LFO2" style:family="paragraph">
      <style:paragraph-properties fo:margin-bottom="0in"/>
    </style:style>
    <style:style style:name="T79" style:parent-style-name="Car.predefinitoparagrafo" style:family="text">
      <style:text-properties fo:font-style="italic" style:font-style-asian="italic" style:font-style-complex="italic"/>
    </style:style>
    <style:style style:name="P80" style:parent-style-name="Normale" style:family="paragraph">
      <style:paragraph-properties fo:margin-bottom="0in"/>
    </style:style>
    <style:style style:name="P81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82" style:parent-style-name="Normale" style:family="paragraph">
      <style:paragraph-properties fo:margin-bottom="0in"/>
    </style:style>
    <style:style style:name="T83" style:parent-style-name="Car.predefinitoparagrafo" style:family="text">
      <style:text-properties fo:font-weight="bold" style:font-weight-asian="bold" style:font-weight-complex="bold"/>
    </style:style>
    <style:style style:name="T84" style:parent-style-name="Car.predefinitoparagrafo" style:family="text">
      <style:text-properties fo:font-weight="bold" style:font-weight-asian="bold" style:font-weight-complex="bold"/>
    </style:style>
    <style:style style:name="T85" style:parent-style-name="Car.predefinitoparagrafo" style:family="text">
      <style:text-properties fo:font-weight="bold" style:font-weight-asian="bold" style:font-weight-complex="bold"/>
    </style:style>
    <style:style style:name="P86" style:parent-style-name="Normale" style:family="paragraph">
      <style:paragraph-properties fo:margin-bottom="0in"/>
    </style:style>
    <style:style style:name="P87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88" style:parent-style-name="Normale" style:family="paragraph">
      <style:paragraph-properties fo:margin-bottom="0in"/>
    </style:style>
    <style:style style:name="T89" style:parent-style-name="Car.predefinitoparagrafo" style:family="text">
      <style:text-properties fo:font-weight="bold" style:font-weight-asian="bold" style:font-weight-complex="bold"/>
    </style:style>
    <style:style style:name="T90" style:parent-style-name="Car.predefinitoparagrafo" style:family="text">
      <style:text-properties fo:font-weight="bold" style:font-weight-asian="bold" style:font-weight-complex="bold"/>
    </style:style>
    <style:style style:name="T91" style:parent-style-name="Car.predefinitoparagrafo" style:family="text">
      <style:text-properties fo:font-weight="bold" style:font-weight-asian="bold" style:font-weight-complex="bold"/>
    </style:style>
    <style:style style:name="P92" style:parent-style-name="Normale" style:family="paragraph">
      <style:paragraph-properties fo:margin-bottom="0in"/>
    </style:style>
    <style:style style:name="T93" style:parent-style-name="Car.predefinitoparagrafo" style:family="text">
      <style:text-properties fo:font-weight="bold" style:font-weight-asian="bold" style:font-weight-complex="bold"/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T95" style:parent-style-name="Car.predefinitoparagrafo" style:family="text">
      <style:text-properties fo:font-style="italic" style:font-style-asian="italic" style:font-style-complex="italic"/>
    </style:style>
    <style:style style:name="T96" style:parent-style-name="Car.predefinitoparagrafo" style:family="text">
      <style:text-properties fo:font-style="italic" style:font-style-asian="italic" style:font-style-complex="italic"/>
    </style:style>
    <style:style style:name="P97" style:parent-style-name="Normale" style:family="paragraph">
      <style:paragraph-properties fo:margin-bottom="0in"/>
    </style:style>
    <style:style style:name="P98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99" style:parent-style-name="Paragrafoelenco" style:list-style-name="LFO3" style:family="paragraph">
      <style:paragraph-properties fo:margin-bottom="0in"/>
    </style:style>
    <style:style style:name="T100" style:parent-style-name="Car.predefinitoparagrafo" style:family="text">
      <style:text-properties fo:font-weight="bold" style:font-weight-asian="bold" style:font-weight-complex="bold"/>
    </style:style>
    <style:style style:name="T101" style:parent-style-name="Car.predefinitoparagrafo" style:family="text">
      <style:text-properties fo:font-style="italic" style:font-style-asian="italic" style:font-style-complex="italic"/>
    </style:style>
    <style:style style:name="P102" style:parent-style-name="Paragrafoelenco" style:list-style-name="LFO3" style:family="paragraph">
      <style:paragraph-properties fo:margin-bottom="0in"/>
    </style:style>
    <style:style style:name="T103" style:parent-style-name="Car.predefinitoparagrafo" style:family="text">
      <style:text-properties fo:font-weight="bold" style:font-weight-asian="bold" style:font-weight-complex="bold"/>
    </style:style>
    <style:style style:name="T104" style:parent-style-name="Car.predefinitoparagrafo" style:family="text">
      <style:text-properties fo:font-style="italic" style:font-style-asian="italic" style:font-style-complex="italic"/>
    </style:style>
    <style:style style:name="P105" style:parent-style-name="Paragrafoelenco" style:list-style-name="LFO3" style:family="paragraph">
      <style:paragraph-properties fo:margin-bottom="0in"/>
    </style:style>
    <style:style style:name="T106" style:parent-style-name="Car.predefinitoparagrafo" style:family="text">
      <style:text-properties fo:font-weight="bold" style:font-weight-asian="bold" style:font-weight-complex="bold"/>
    </style:style>
    <style:style style:name="T107" style:parent-style-name="Car.predefinitoparagrafo" style:family="text">
      <style:text-properties fo:font-style="italic" style:font-style-asian="italic" style:font-style-complex="italic"/>
    </style:style>
    <style:style style:name="P108" style:parent-style-name="Paragrafoelenco" style:list-style-name="LFO3" style:family="paragraph">
      <style:paragraph-properties fo:margin-bottom="0in"/>
    </style:style>
    <style:style style:name="T109" style:parent-style-name="Car.predefinitoparagrafo" style:family="text">
      <style:text-properties fo:font-weight="bold" style:font-weight-asian="bold" style:font-weight-complex="bold"/>
    </style:style>
    <style:style style:name="P110" style:parent-style-name="Normale" style:family="paragraph">
      <style:paragraph-properties fo:margin-bottom="0in"/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P112" style:parent-style-name="Normale" style:family="paragraph">
      <style:paragraph-properties fo:margin-bottom="0in"/>
    </style:style>
    <style:style style:name="P113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14" style:parent-style-name="Normale" style:family="paragraph">
      <style:paragraph-properties fo:margin-bottom="0in"/>
    </style:style>
    <style:style style:name="T115" style:parent-style-name="Car.predefinitoparagrafo" style:family="text">
      <style:text-properties fo:font-style="italic" style:font-style-asian="italic" style:font-style-complex="italic"/>
    </style:style>
    <style:style style:name="T116" style:parent-style-name="Car.predefinitoparagrafo" style:family="text">
      <style:text-properties fo:font-weight="bold" style:font-weight-asian="bold" style:font-weight-complex="bold"/>
    </style:style>
    <style:style style:name="T117" style:parent-style-name="Car.predefinitoparagrafo" style:family="text">
      <style:text-properties fo:font-style="italic" style:font-style-asian="italic" style:font-style-complex="italic"/>
    </style:style>
    <style:style style:name="T118" style:parent-style-name="Car.predefinitoparagrafo" style:family="text">
      <style:text-properties fo:font-weight="bold" style:font-weight-asian="bold" style:font-weight-complex="bold"/>
    </style:style>
    <style:style style:name="P119" style:parent-style-name="Paragrafoelenco" style:list-style-name="LFO4" style:family="paragraph">
      <style:paragraph-properties fo:margin-bottom="0in"/>
    </style:style>
    <style:style style:name="T120" style:parent-style-name="Car.predefinitoparagrafo" style:family="text">
      <style:text-properties fo:font-weight="bold" style:font-weight-asian="bold" style:font-weight-complex="bold"/>
    </style:style>
    <style:style style:name="P121" style:parent-style-name="Paragrafoelenco" style:list-style-name="LFO4" style:family="paragraph">
      <style:paragraph-properties fo:margin-bottom="0in"/>
    </style:style>
    <style:style style:name="T122" style:parent-style-name="Car.predefinitoparagrafo" style:family="text">
      <style:text-properties fo:font-weight="bold" style:font-weight-asian="bold" style:font-weight-complex="bold"/>
    </style:style>
    <style:style style:name="P123" style:parent-style-name="Normale" style:family="paragraph">
      <style:paragraph-properties fo:margin-bottom="0in"/>
    </style:style>
    <style:style style:name="T124" style:parent-style-name="Car.predefinitoparagrafo" style:family="text">
      <style:text-properties fo:font-weight="bold" style:font-weight-asian="bold" style:font-weight-complex="bold"/>
    </style:style>
    <style:style style:name="T125" style:parent-style-name="Car.predefinitoparagrafo" style:family="text">
      <style:text-properties fo:font-weight="bold" style:font-weight-asian="bold" style:font-weight-complex="bold"/>
    </style:style>
    <style:style style:name="T126" style:parent-style-name="Car.predefinitoparagrafo" style:family="text">
      <style:text-properties fo:font-weight="bold" style:font-weight-asian="bold" style:font-weight-complex="bold"/>
    </style:style>
    <style:style style:name="T127" style:parent-style-name="Car.predefinitoparagrafo" style:family="text">
      <style:text-properties fo:font-weight="bold" style:font-weight-asian="bold" style:font-weight-complex="bold"/>
    </style:style>
    <style:style style:name="T128" style:parent-style-name="Car.predefinitoparagrafo" style:family="text">
      <style:text-properties fo:font-weight="bold" style:font-weight-asian="bold" style:font-weight-complex="bold"/>
    </style:style>
    <style:style style:name="P129" style:parent-style-name="Normale" style:family="paragraph">
      <style:paragraph-properties fo:margin-bottom="0in"/>
    </style:style>
    <style:style style:name="P130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31" style:parent-style-name="Normale" style:family="paragraph">
      <style:paragraph-properties fo:margin-bottom="0in"/>
    </style:style>
    <style:style style:name="T132" style:parent-style-name="Car.predefinitoparagrafo" style:family="text">
      <style:text-properties fo:font-weight="bold" style:font-weight-asian="bold" style:font-weight-complex="bold"/>
    </style:style>
    <style:style style:name="T133" style:parent-style-name="Car.predefinitoparagrafo" style:family="text">
      <style:text-properties fo:font-style="italic" style:font-style-asian="italic" style:font-style-complex="italic"/>
    </style:style>
    <style:style style:name="T134" style:parent-style-name="Car.predefinitoparagrafo" style:family="text">
      <style:text-properties fo:font-style="italic" style:font-style-asian="italic" style:font-style-complex="italic"/>
    </style:style>
    <style:style style:name="T135" style:parent-style-name="Car.predefinitoparagrafo" style:family="text">
      <style:text-properties fo:font-style="italic" style:font-style-asian="italic" style:font-style-complex="italic"/>
    </style:style>
    <style:style style:name="T136" style:parent-style-name="Car.predefinitoparagrafo" style:family="text">
      <style:text-properties fo:font-style="italic" style:font-style-asian="italic" style:font-style-complex="italic"/>
    </style:style>
    <style:style style:name="T137" style:parent-style-name="Car.predefinitoparagrafo" style:family="text">
      <style:text-properties fo:font-style="italic" style:font-style-asian="italic" style:font-style-complex="italic"/>
    </style:style>
    <style:style style:name="P138" style:parent-style-name="Paragrafoelenco" style:list-style-name="LFO5" style:family="paragraph">
      <style:paragraph-properties fo:margin-bottom="0in"/>
    </style:style>
    <style:style style:name="T139" style:parent-style-name="Car.predefinitoparagrafo" style:family="text">
      <style:text-properties fo:font-weight="bold" style:font-weight-asian="bold" style:font-weight-complex="bold"/>
    </style:style>
    <style:style style:name="T140" style:parent-style-name="Car.predefinitoparagrafo" style:family="text">
      <style:text-properties fo:font-weight="bold" style:font-weight-asian="bold" style:font-weight-complex="bold"/>
    </style:style>
    <style:style style:name="P141" style:parent-style-name="Paragrafoelenco" style:list-style-name="LFO6" style:family="paragraph">
      <style:paragraph-properties fo:margin-bottom="0in"/>
    </style:style>
    <style:style style:name="T142" style:parent-style-name="Car.predefinitoparagrafo" style:family="text">
      <style:text-properties fo:font-weight="bold" style:font-weight-asian="bold" style:font-weight-complex="bold"/>
    </style:style>
    <style:style style:name="P143" style:parent-style-name="Paragrafoelenco" style:list-style-name="LFO6" style:family="paragraph">
      <style:paragraph-properties fo:margin-bottom="0in"/>
    </style:style>
    <style:style style:name="T144" style:parent-style-name="Car.predefinitoparagrafo" style:family="text">
      <style:text-properties fo:font-weight="bold" style:font-weight-asian="bold" style:font-weight-complex="bold"/>
    </style:style>
    <style:style style:name="P145" style:parent-style-name="Paragrafoelenco" style:list-style-name="LFO6" style:family="paragraph">
      <style:paragraph-properties fo:margin-bottom="0in"/>
    </style:style>
    <style:style style:name="P146" style:parent-style-name="Normale" style:family="paragraph">
      <style:paragraph-properties fo:margin-bottom="0in"/>
    </style:style>
    <style:style style:name="P147" style:parent-style-name="Normale" style:family="paragraph">
      <style:paragraph-properties fo:margin-bottom="0in"/>
    </style:style>
    <style:style style:name="T148" style:parent-style-name="Car.predefinitoparagrafo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P149" style:parent-style-name="Normale" style:family="paragraph">
      <style:paragraph-properties fo:margin-bottom="0in"/>
    </style:style>
    <style:style style:name="T150" style:parent-style-name="Car.predefinitoparagrafo" style:family="text">
      <style:text-properties fo:font-weight="bold" style:font-weight-asian="bold" style:font-weight-complex="bold"/>
    </style:style>
    <style:style style:name="T151" style:parent-style-name="Car.predefinitoparagrafo" style:family="text">
      <style:text-properties fo:font-style="italic" style:font-style-asian="italic" style:font-style-complex="italic"/>
    </style:style>
    <style:style style:name="P152" style:parent-style-name="Normale" style:family="paragraph">
      <style:paragraph-properties fo:margin-bottom="0in"/>
    </style:style>
    <style:style style:name="T153" style:parent-style-name="Car.predefinitoparagrafo" style:family="text">
      <style:text-properties fo:font-style="italic" style:font-style-asian="italic" style:font-style-complex="italic"/>
    </style:style>
    <style:style style:name="T154" style:parent-style-name="Car.predefinitoparagrafo" style:family="text">
      <style:text-properties fo:font-style="italic" style:font-style-asian="italic" style:font-style-complex="italic"/>
    </style:style>
    <style:style style:name="P155" style:parent-style-name="Paragrafoelenco" style:list-style-name="LFO7" style:family="paragraph">
      <style:paragraph-properties fo:margin-bottom="0in"/>
    </style:style>
    <style:style style:name="T156" style:parent-style-name="Car.predefinitoparagrafo" style:family="text">
      <style:text-properties fo:background-color="#FFFF00"/>
    </style:style>
    <style:style style:name="T157" style:parent-style-name="Car.predefinitoparagrafo" style:family="text">
      <style:text-properties fo:font-weight="bold" style:font-weight-asian="bold" style:font-weight-complex="bold" fo:background-color="#FFFF00"/>
    </style:style>
    <style:style style:name="P158" style:parent-style-name="Paragrafoelenco" style:family="paragraph">
      <style:paragraph-properties fo:margin-bottom="0in"/>
    </style:style>
    <style:style style:name="P159" style:parent-style-name="Paragrafoelenco" style:list-style-name="LFO7" style:family="paragraph">
      <style:paragraph-properties fo:margin-bottom="0in"/>
    </style:style>
    <style:style style:name="T160" style:parent-style-name="Car.predefinitoparagrafo" style:family="text">
      <style:text-properties fo:background-color="#FFFF00"/>
    </style:style>
    <style:style style:name="T161" style:parent-style-name="Car.predefinitoparagrafo" style:family="text">
      <style:text-properties fo:font-weight="bold" style:font-weight-asian="bold" style:font-weight-complex="bold" fo:background-color="#FFFF00"/>
    </style:style>
    <style:style style:name="P162" style:parent-style-name="Normale" style:family="paragraph">
      <style:paragraph-properties fo:margin-bottom="0in"/>
    </style:style>
    <style:style style:name="T163" style:parent-style-name="Car.predefinitoparagrafo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164" style:parent-style-name="Normale" style:family="paragraph">
      <style:paragraph-properties fo:margin-bottom="0in"/>
    </style:style>
    <style:style style:name="P165" style:parent-style-name="Normale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66" style:parent-style-name="Normale" style:family="paragraph">
      <style:paragraph-properties fo:margin-bottom="0in"/>
    </style:style>
    <style:style style:name="T167" style:parent-style-name="Car.predefinitoparagrafo" style:family="text">
      <style:text-properties fo:font-weight="bold" style:font-weight-asian="bold" style:font-weight-complex="bold"/>
    </style:style>
    <style:style style:name="P168" style:parent-style-name="Paragrafoelenco" style:list-style-name="LFO7" style:family="paragraph">
      <style:paragraph-properties fo:margin-bottom="0in"/>
    </style:style>
    <style:style style:name="T169" style:parent-style-name="Car.predefinitoparagrafo" style:family="text">
      <style:text-properties fo:font-style="italic" style:font-style-asian="italic" style:font-style-complex="italic"/>
    </style:style>
    <style:style style:name="P170" style:parent-style-name="Paragrafoelenco" style:list-style-name="LFO7" style:family="paragraph">
      <style:paragraph-properties fo:margin-bottom="0in"/>
    </style:style>
    <style:style style:name="T171" style:parent-style-name="Car.predefinitoparagrafo" style:family="text">
      <style:text-properties fo:font-style="italic" style:font-style-asian="italic" style:font-style-complex="italic"/>
    </style:style>
    <style:style style:name="T172" style:parent-style-name="Car.predefinitoparagrafo" style:family="text">
      <style:text-properties fo:font-style="italic" style:font-style-asian="italic" style:font-style-complex="italic"/>
    </style:style>
    <style:style style:name="P173" style:parent-style-name="Normale" style:family="paragraph">
      <style:paragraph-properties fo:margin-bottom="0in"/>
    </style:style>
    <style:style style:name="T174" style:parent-style-name="Car.predefinitoparagrafo" style:family="text">
      <style:text-properties fo:font-weight="bold" style:font-weight-asian="bold" style:font-weight-complex="bold"/>
    </style:style>
    <style:style style:name="P175" style:parent-style-name="Paragrafoelenco" style:list-style-name="LFO8" style:family="paragraph">
      <style:paragraph-properties fo:margin-bottom="0in"/>
    </style:style>
    <style:style style:name="T176" style:parent-style-name="Car.predefinitoparagrafo" style:family="text">
      <style:text-properties fo:font-style="italic" style:font-style-asian="italic" style:font-style-complex="italic"/>
    </style:style>
    <style:style style:name="T177" style:parent-style-name="Car.predefinitoparagrafo" style:family="text">
      <style:text-properties fo:font-style="italic" style:font-style-asian="italic" style:font-style-complex="italic"/>
    </style:style>
    <style:style style:name="P178" style:parent-style-name="Paragrafoelenco" style:list-style-name="LFO8" style:family="paragraph">
      <style:paragraph-properties fo:margin-bottom="0in"/>
    </style:style>
    <style:style style:name="T179" style:parent-style-name="Car.predefinitoparagrafo" style:family="text">
      <style:text-properties fo:font-style="italic" style:font-style-asian="italic" style:font-style-complex="italic"/>
    </style:style>
    <style:style style:name="T180" style:parent-style-name="Car.predefinitoparagrafo" style:family="text">
      <style:text-properties fo:font-style="italic" style:font-style-asian="italic" style:font-style-complex="italic"/>
    </style:style>
    <style:style style:name="P181" style:parent-style-name="Normale" style:family="paragraph">
      <style:paragraph-properties fo:margin-bottom="0in"/>
    </style:style>
    <style:style style:name="P182" style:parent-style-name="Normale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183" style:parent-style-name="Normale" style:family="paragraph">
      <style:paragraph-properties fo:margin-bottom="0in"/>
    </style:style>
    <style:style style:name="P184" style:parent-style-name="Paragrafoelenco" style:list-style-name="LFO9" style:family="paragraph">
      <style:paragraph-properties fo:margin-bottom="0in"/>
    </style:style>
    <style:style style:name="T185" style:parent-style-name="Car.predefinitoparagrafo" style:family="text">
      <style:text-properties fo:font-weight="bold" style:font-weight-asian="bold" style:font-weight-complex="bold"/>
    </style:style>
    <style:style style:name="T186" style:parent-style-name="Car.predefinitoparagrafo" style:family="text">
      <style:text-properties fo:font-weight="bold" style:font-weight-asian="bold" style:font-weight-complex="bold"/>
    </style:style>
    <style:style style:name="T187" style:parent-style-name="Car.predefinitoparagrafo" style:family="text">
      <style:text-properties fo:font-style="italic" style:font-style-asian="italic" style:font-style-complex="italic"/>
    </style:style>
    <style:style style:name="T188" style:parent-style-name="Car.predefinitoparagrafo" style:family="text">
      <style:text-properties fo:font-style="italic" style:font-style-asian="italic" style:font-style-complex="italic"/>
    </style:style>
    <style:style style:name="T189" style:parent-style-name="Car.predefinitoparagrafo" style:family="text">
      <style:text-properties fo:font-style="italic" style:font-style-asian="italic" style:font-style-complex="italic"/>
    </style:style>
    <style:style style:name="T190" style:parent-style-name="Car.predefinitoparagrafo" style:family="text">
      <style:text-properties fo:font-style="italic" style:font-style-asian="italic" style:font-style-complex="italic"/>
    </style:style>
    <style:style style:name="P191" style:parent-style-name="Paragrafoelenco" style:list-style-name="LFO9" style:family="paragraph">
      <style:paragraph-properties fo:margin-bottom="0in"/>
    </style:style>
    <style:style style:name="T192" style:parent-style-name="Car.predefinitoparagrafo" style:family="text">
      <style:text-properties fo:font-weight="bold" style:font-weight-asian="bold" style:font-weight-complex="bold"/>
    </style:style>
    <style:style style:name="T193" style:parent-style-name="Car.predefinitoparagrafo" style:family="text">
      <style:text-properties fo:font-weight="bold" style:font-weight-asian="bold" style:font-weight-complex="bold"/>
    </style:style>
    <style:style style:name="T194" style:parent-style-name="Car.predefinitoparagrafo" style:family="text">
      <style:text-properties fo:font-weight="bold" style:font-weight-asian="bold" style:font-weight-complex="bold"/>
    </style:style>
    <style:style style:name="T195" style:parent-style-name="Car.predefinitoparagrafo" style:family="text">
      <style:text-properties fo:font-style="italic" style:font-style-asian="italic" style:font-style-complex="italic"/>
    </style:style>
    <style:style style:name="T196" style:parent-style-name="Car.predefinitoparagrafo" style:family="text">
      <style:text-properties fo:font-style="italic" style:font-style-asian="italic" style:font-style-complex="italic"/>
    </style:style>
    <style:style style:name="T197" style:parent-style-name="Car.predefinitoparagrafo" style:family="text">
      <style:text-properties fo:font-style="italic" style:font-style-asian="italic" style:font-style-complex="italic"/>
    </style:style>
    <style:style style:name="P198" style:parent-style-name="Normale" style:family="paragraph">
      <style:paragraph-properties fo:margin-bottom="0in"/>
    </style:style>
    <style:style style:name="T199" style:parent-style-name="Car.predefinitoparagrafo" style:family="text">
      <style:text-properties fo:font-weight="bold" style:font-weight-asian="bold" style:font-weight-complex="bold"/>
    </style:style>
    <style:style style:name="T200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ose da studiare:</text:p>
      <text:list text:style-name="LFO10" text:continue-numbering="true">
        <text:list-item>
          <text:p text:style-name="P2">DBMS:<text:s/></text:p>
        </text:list-item>
      </text:list>
      <text:list text:style-name="LFO11" text:continue-numbering="true">
        <text:list-item>
          <text:p text:style-name="P3">Definizione<text:s/>dei DBMS,</text:p>
        </text:list-item>
        <text:list-item>
          <text:p text:style-name="P4">Modello dei dati,</text:p>
        </text:list-item>
        <text:list-item>
          <text:p text:style-name="P5">Livelli astrazione<text:s/></text:p>
        </text:list-item>
      </text:list>
      <text:list text:style-name="LFO10" text:continue-numbering="true">
        <text:list-item>
          <text:p text:style-name="P6">Progettazione logica:<text:s/></text:p>
        </text:list-item>
      </text:list>
      <text:list text:style-name="LFO11" text:continue-numbering="true">
        <text:list-item>
          <text:p text:style-name="P7">Modello relazionale,</text:p>
        </text:list-item>
        <text:list-item>
          <text:p text:style-name="P8">Carico applicativo,</text:p>
        </text:list-item>
        <text:list-item>
          <text:p text:style-name="P9">Principio di pareto</text:p>
        </text:list-item>
      </text:list>
      <text:list text:style-name="LFO10" text:continue-numbering="true">
        <text:list-item>
          <text:p text:style-name="P10">Progettazione fisica:<text:s/></text:p>
        </text:list-item>
      </text:list>
      <text:list text:style-name="LFO11" text:continue-numbering="true">
        <text:list-item>
          <text:p text:style-name="P11">Strutture,</text:p>
        </text:list-item>
        <text:list-item>
          <text:p text:style-name="P12">B-tree,</text:p>
        </text:list-item>
        <text:list-item>
          <text:p text:style-name="P13">B+tree,</text:p>
        </text:list-item>
        <text:list-item>
          <text:p text:style-name="P14">Differenze b-tree e b+tree,</text:p>
        </text:list-item>
      </text:list>
      <text:list text:style-name="LFO10" text:continue-numbering="true">
        <text:list-item>
          <text:p text:style-name="P15">Algebra relazionale:<text:s/></text:p>
        </text:list-item>
      </text:list>
      <text:list text:style-name="LFO11" text:continue-numbering="true">
        <text:list-item>
          <text:p text:style-name="P16">Operatori minimali,<text:s/></text:p>
        </text:list-item>
      </text:list>
      <text:list text:style-name="LFO10" text:continue-numbering="true">
        <text:list-item>
          <text:p text:style-name="P17">Normalizzazione:<text:s/></text:p>
        </text:list-item>
      </text:list>
      <text:list text:style-name="LFO11" text:continue-numbering="true">
        <text:list-item>
          <text:p text:style-name="P18">Forme normali,<text:s/></text:p>
        </text:list-item>
        <text:list-item>
          <text:p text:style-name="P19">Regole di inferenza di armstrong e regole generali,</text:p>
        </text:list-item>
        <text:list-item>
          <text:p text:style-name="P20">Teoria sulla normalizzazione,</text:p>
        </text:list-item>
        <text:list-item>
          <text:p text:style-name="P21">Dipendenze funzionali</text:p>
        </text:list-item>
      </text:list>
      <text:list text:style-name="LFO10" text:continue-numbering="true">
        <text:list-item>
          <text:p text:style-name="P22">SQL:<text:s/></text:p>
        </text:list-item>
      </text:list>
      <text:list text:style-name="LFO11" text:continue-numbering="true">
        <text:list-item>
          <text:p text:style-name="P23">Operatori,</text:p>
        </text:list-item>
        <text:list-item>
          <text:p text:style-name="P24">Transazioni e proprietà,</text:p>
        </text:list-item>
        <text:list-item>
          <text:p text:style-name="P25">Vincoli,</text:p>
        </text:list-item>
        <text:list-item>
          <text:p text:style-name="P26">Superchiave,</text:p>
        </text:list-item>
        <text:list-item>
          <text:p text:style-name="P27">Viste</text:p>
        </text:list-item>
      </text:list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oft-page-break/>
      <text:p text:style-name="P40">Introduzione</text:p>
      <text:p text:style-name="P41"/>
      <text:p text:style-name="P42">Base di dati<text:s/></text:p>
      <text:list text:style-name="LFO1" text:continue-numbering="true">
        <text:list-item>
          <text:p text:style-name="P43"><text:span text:style-name="T44">Definizione generale</text:span>: una base di dati è una<text:s/><text:span text:style-name="T45">collezione di dati</text:span><text:s/>che rappresenta le informazioni d’interesse per un<text:s/><text:span text:style-name="T46">sistema informatico</text:span>.</text:p>
        </text:list-item>
        <text:list-item>
          <text:p text:style-name="P47"><text:span text:style-name="T48">Definizione ”tecnica”</text:span>: Una base di dati è una<text:s/><text:span text:style-name="T49">collezione di dati</text:span><text:s/>gestita da un<text:s/><text:span text:style-name="T50">DBMS</text:span>.</text:p>
        </text:list-item>
      </text:list>
      <text:p text:style-name="Normale"/>
      <text:p text:style-name="P51">DBMS</text:p>
      <text:p text:style-name="P52">Un sistema di<text:s/><text:span text:style-name="T53">gestione di basi di dati</text:span><text:s/>(in inglese Data Base Management System, abbreviato con DBMS) è un<text:s/><text:span text:style-name="T54">sistema software</text:span><text:s/>in grado di gestire<text:s/><text:span text:style-name="T55">collezioni di dati</text:span><text:s/>che siano<text:s/><text:span text:style-name="T56">grandi</text:span>,<text:s/><text:span text:style-name="T57">condivise</text:span><text:s/>e<text:s/><text:span text:style-name="T58">persistenti</text:span>, assicurando la loro<text:s/><text:span text:style-name="T59">affid</text:span><text:span text:style-name="T60">abilità</text:span><text:s/>e<text:s/><text:span text:style-name="T61">privatezza</text:span>. Come ogni prodotto informatico, un DBMS deve essere<text:s/><text:span text:style-name="T62">efficiente</text:span><text:s/>ed<text:s/><text:span text:style-name="T63">efficace</text:span>.</text:p>
      <text:p text:style-name="P64">Precisiamo le<text:s/><text:span text:style-name="T65">caratteristiche</text:span><text:s/>dei DBMS e delle basi di dati su cui si fondano le definizioni date in precedenza:</text:p>
      <text:list text:style-name="LFO2" text:continue-numbering="true">
        <text:list-item>
          <text:p text:style-name="P66">Le basi di dati sono<text:s/><text:span text:style-name="T67">grandi</text:span>, nel senso che possono avere anche dimensioni enormi e comunque in generale molto maggiori della memoria centrale disponibile.</text:p>
        </text:list-item>
        <text:list-item>
          <text:p text:style-name="P68">Le basi di dati sono<text:s/><text:span text:style-name="T69">condivise</text:span>, nel senso che applicazioni e utenti diversi devono poter accedere, secondo opportune modalità, a dati comuni.</text:p>
        </text:list-item>
        <text:list-item>
          <text:p text:style-name="P70">Le basi di dati sono<text:s/><text:span text:style-name="T71">persistenti</text:span>, cioè hanno un tempo di vita che non è limitato a quello delle singole esecuzioni dei programmi che le utilizzano.</text:p>
        </text:list-item>
        <text:list-item>
          <text:p text:style-name="P72">I DBMS garantiscono la<text:s/><text:span text:style-name="T73">affidabilità</text:span>, cioè la capacità del sistema di conservare sostanzialmente intatto il contenuto della base di dati (o almeno di permetterne la ricostruzione) in caso di malfunzionamenti hardware e software.</text:p>
        </text:list-item>
        <text:list-item>
          <text:p text:style-name="P74">I DBMS garantiscono la<text:s/><text:span text:style-name="T75">privatezza</text:span><text:s/>dei dati. Ciascun utente, riconosciuto in base a un nome d'utente che è specificato all'atto di<text:s/>interagire con il DBMS, viene abilitato a svolgere solo determinate azioni sui dati, attraverso meccanismi di autorizzazione.</text:p>
        </text:list-item>
        <text:list-item>
          <text:p text:style-name="P76">I DBMS sono<text:s/><text:span text:style-name="T77">efficienti</text:span>, cioè capaci di svolgere le operazioni utilizzando un insieme di risorse (tempo e spazio) che sia accettabile per gli utenti.</text:p>
        </text:list-item>
        <text:list-item>
          <text:p text:style-name="P78">I DBMS sono<text:s/><text:span text:style-name="T79">efficaci</text:span><text:s/>in quanto sono capaci di rendere produttive, in ogni senso, le attività dei loro utenti.</text:p>
        </text:list-item>
      </text:list>
      <text:p text:style-name="P80"/>
      <text:p text:style-name="P81">Modelli di dati</text:p>
      <text:p text:style-name="P82">Un<text:s/><text:span text:style-name="T83">modello di dati</text:span><text:s/>è un<text:s/><text:span text:style-name="T84">insieme di concetti</text:span><text:s/>utilizzati per organizzare i dati di interesse in una<text:s/><text:span text:style-name="T85">struttura dati</text:span><text:s/>che può essere comprensibile ad un elaboratore.</text:p>
      <text:p text:style-name="P86"/>
      <text:p text:style-name="P87">Modello relazionale</text:p>
      <text:p text:style-name="P88">Il<text:s/><text:span text:style-name="T89">modello relazionale</text:span><text:s text:c="2"/>(è quello da noi studiato) definisce il costrutto di<text:s/><text:span text:style-name="T90">relazione</text:span>, che organizza i dati in insiemi di<text:s/><text:span text:style-name="T91">record omogenei</text:span><text:s/>(a struttura fissa, cioè ogni corso ad esempio ha un codice, nome e docente).</text:p>
      <text:p text:style-name="P92">Una<text:s/><text:span text:style-name="T93">relazione</text:span><text:s/>viene rappresentata per mezzo di una<text:s/><text:span text:style-name="T94">tabella</text:span>, le cui<text:s/><text:span text:style-name="T95">righe</text:span><text:s/>rappresentano specifici record e le<text:s/><text:span text:style-name="T96">colonne</text:span><text:s/>corrispondono ai campi dei record. Tutti i dati presenti in una tabella hanno la stessa struttura.</text:p>
      <text:p text:style-name="P97"/>
      <text:p text:style-name="P98">Altri modelli di dati</text:p>
      <text:list text:style-name="LFO3" text:continue-numbering="true">
        <text:list-item>
          <text:p text:style-name="P99">Il<text:s/><text:span text:style-name="T100">modello gerarchico</text:span>, basato sull'uso di<text:s/><text:span text:style-name="T101">strutture ad albero</text:span>.</text:p>
        </text:list-item>
        <text:list-item>
          <text:p text:style-name="P102">Il<text:s/><text:span text:style-name="T103">modello reticolare</text:span><text:s/>basato sull'uso di<text:s/><text:span text:style-name="T104">grafi</text:span>.</text:p>
        </text:list-item>
        <text:list-item>
          <text:p text:style-name="P105">Il<text:s/><text:span text:style-name="T106">modello a oggetti</text:span><text:s/>che estende alle basi di dati il paradigma di<text:s/><text:span text:style-name="T107">programmazione a oggetti</text:span>.</text:p>
        </text:list-item>
        <text:list-item>
          <text:p text:style-name="P108">Il<text:s/><text:span text:style-name="T109">modello XML</text:span><text:s/>i dati vengono presentati assieme alla loro descrizione e non devono sottostare rigidamente a un'unica struttura logica.</text:p>
        </text:list-item>
      </text:list>
      <text:soft-page-break/>
      <text:p text:style-name="P110">Questi modello, compreso il modello relazionale, sono detto anche<text:s/><text:span text:style-name="T111">modelli logici</text:span><text:s/>perché sottolineano il fatto che le strutture dati utilizzate,<text:s/>pur essendo astratte, riflettono una particolare organizzazione (ad alberi, a tabelle o a oggetti).</text:p>
      <text:p text:style-name="P112"/>
      <text:p text:style-name="P113">Schemi e istanza</text:p>
      <text:p text:style-name="P114">Nelle basi di dati esiste una parte sostanzialmente<text:s/><text:span text:style-name="T115">invariante nel tempo</text:span>, detta<text:s/><text:span text:style-name="T116">schema</text:span><text:s/>della base di dati, costituita dalle caratteristiche dei dati, e una parte<text:s/><text:span text:style-name="T117">variabile nel tempo</text:span>, detta<text:s/><text:span text:style-name="T118">istanza</text:span><text:s/>o stato della base di dati, costituita dai valori effettivi.</text:p>
      <text:list text:style-name="LFO4" text:continue-numbering="true">
        <text:list-item>
          <text:p text:style-name="P119">Lo<text:s/><text:span text:style-name="T120">schema di una relazione</text:span><text:s/>è costituito dalla sua intestazione, cioè dal nome della relazione seguito dai nomi dei suoi<text:s/>attributi; per esempio: Docenza(Corso,NomeDocente).</text:p>
        </text:list-item>
        <text:list-item>
          <text:p text:style-name="P121">L'<text:span text:style-name="T122">istanza di una relazione</text:span><text:s/>è costituita dall'insieme, variante nel tempo, delle sue righe.</text:p>
        </text:list-item>
      </text:list>
      <text:p text:style-name="P123">Si dice anche che lo<text:s/><text:span text:style-name="T124">schema</text:span><text:s/>è la componente<text:s/><text:span text:style-name="T125">intensionale</text:span><text:s/>della base di dati e l'<text:span text:style-name="T126">istanza</text:span><text:s/>la componente<text:s/><text:span text:style-name="T127">estensional</text:span><text:span text:style-name="T128">e</text:span>.</text:p>
      <text:p text:style-name="P129"/>
      <text:p text:style-name="P130">Livelli di astrazione nei DBMS – Modello ANSI/SPARC</text:p>
      <text:p text:style-name="P131">Il<text:s/><text:span text:style-name="T132">modello ANSI/SPARC</text:span><text:s/>è una<text:s/><text:span text:style-name="T133">proposta di architettura standardizzata</text:span><text:s/>per DBMS articolata su tre livelli, detti rispettivamente<text:s/><text:span text:style-name="T134">esterno</text:span>,<text:s/><text:span text:style-name="T135">logico</text:span><text:s/>e<text:s/><text:span text:style-name="T136">interno</text:span>, per ciascun livello esiste uno<text:s/><text:span text:style-name="T137">schema</text:span>:</text:p>
      <text:list text:style-name="LFO5" text:continue-numbering="true">
        <text:list-item>
          <text:p text:style-name="P138">Lo<text:s/><text:span text:style-name="T139">schem</text:span><text:span text:style-name="T140">a logico</text:span><text:s/>costituisce una descrizione dell'intera base di dati per mezzo del modello logico adottato dal DBMS (cioè tramite uno dei modelli descritti in precedenza: relazionale, gerarchico, reticolare o a oggetti).</text:p>
        </text:list-item>
      </text:list>
      <text:list text:style-name="LFO6" text:continue-numbering="true">
        <text:list-item>
          <text:p text:style-name="P141">Lo<text:s/><text:span text:style-name="T142">schema interno</text:span><text:s/>costituisce la rappresentazione dello schema logico per mezzo di strutture fisiche di memorizzazione.</text:p>
        </text:list-item>
        <text:list-item>
          <text:p text:style-name="P143">Lo<text:s/><text:span text:style-name="T144">schema esterno</text:span><text:s/>costituisce la descrizione di una porzione della base di dati di interesse, per mezzo del modello logico</text:p>
          <text:list text:continue-numbering="true">
            <text:list-item>
              <text:p text:style-name="P145">E’ possibile associare a uno schema logico vari schemi<text:s/>esterni.</text:p>
            </text:list-item>
          </text:list>
        </text:list-item>
      </text:list>
      <text:p text:style-name="P146"/>
      <text:p text:style-name="P147"><text:span text:style-name="T148">Indipendenza dei dati</text:span></text:p>
      <text:p text:style-name="P149">L'architettura a livelli così definita garantisce l'<text:span text:style-name="T150">indipendenza dei dati</text:span>, la<text:s/><text:span text:style-name="T151">principale proprietà</text:span><text:s/>dei DBMS.</text:p>
      <text:p text:style-name="P152">A sua volta l’indipendenza dei dati può essere<text:s/><text:span text:style-name="T153">fisica</text:span><text:s/>e<text:s/><text:span text:style-name="T154">logica</text:span>:</text:p>
      <text:list text:style-name="LFO7" text:continue-numbering="true">
        <text:list-item>
          <text:p text:style-name="P155"><text:span text:style-name="T156">L'</text:span><text:span text:style-name="T157">indipendenza fisica</text:span><text:s/>consente di<text:s/>interagire con il DBMS in modo indipendente dalla struttura fisica dei dati. In base a questa proprietà è possibile modificare le strutture fisiche.</text:p>
        </text:list-item>
      </text:list>
      <text:p text:style-name="P158">senza influire sulle descrizioni dei dati ad alto livello e quindi sui programmi che utilizzano i dati stessi.<text:s/></text:p>
      <text:list text:style-name="LFO7" text:continue-numbering="true">
        <text:list-item>
          <text:p text:style-name="P159"><text:span text:style-name="T160">L'</text:span><text:span text:style-name="T161">indipendenza logica</text:span><text:s/>consente di interagire con il livello esterno della base di dati in modo indipendente dal livello logico. E’ possibile modificare il livello logico, mantenendo inalterate le strutture esterne.</text:p>
        </text:list-item>
      </text:list>
      <text:p text:style-name="P162"><text:span text:style-name="T163">NOTA</text:span>: gli accessi alla base di<text:s/>dati avvengono solo attraverso il livello esterno (che può coincidere con quello logico); è il DBMS che traduce le operazioni in termini dei livelli sottostanti.</text:p>
      <text:p text:style-name="P164"/>
      <text:p text:style-name="P165">Svantaggi e vantaggi architettura a tre livelli</text:p>
      <text:p text:style-name="P166"><text:span text:style-name="T167">Vantaggi</text:span>:</text:p>
      <text:list text:style-name="LFO7" text:continue-numbering="true">
        <text:list-item>
          <text:p text:style-name="P168">L’architettura a 3 livelli consente<text:s/>facilmente di ottenere una reale<text:s/><text:span text:style-name="T169">indipendenza dei dati</text:span>.</text:p>
        </text:list-item>
        <text:list-item>
          <text:p text:style-name="P170">Il database risulta più<text:s/><text:span text:style-name="T171">flessibile</text:span><text:s/>e<text:s/><text:span text:style-name="T172">scalabile</text:span>.</text:p>
        </text:list-item>
      </text:list>
      <text:p text:style-name="P173"><text:span text:style-name="T174">Svantaggi</text:span>:</text:p>
      <text:list text:style-name="LFO8" text:continue-numbering="true">
        <text:list-item>
          <text:p text:style-name="P175">Il<text:s/><text:span text:style-name="T176">catalogo</text:span><text:s/>del DBMS<text:s/><text:span text:style-name="T177">multi-livello</text:span><text:s/>deve avere dimensioni maggiori, per includere informazioni su come trasformare le richieste e di dati tra<text:s/>i vari livelli.</text:p>
        </text:list-item>
        <text:list-item>
          <text:p text:style-name="P178">I due livelli di mapping creano un<text:s/><text:span text:style-name="T179">overhead</text:span><text:s/>durante la compilazione o esecuzione di una query di un programma, causando<text:s/><text:span text:style-name="T180">inefficienze</text:span><text:s/>nel DBMS.</text:p>
        </text:list-item>
      </text:list>
      <text:p text:style-name="P181"/>
      <text:p text:style-name="P182">Linguaggi per basi di dati</text:p>
      <text:p text:style-name="P183">Per accedere ai dati di una base di dati in un DBMS abbiamo due categorie di linguaggi:</text:p>
      <text:list text:style-name="LFO9" text:continue-numbering="true">
        <text:list-item>
          <text:p text:style-name="P184"><text:span text:style-name="T185">Linguaggi di definizione dei dati</text:span><text:s/>o<text:s/><text:span text:style-name="T186">Data Definition Language</text:span><text:s/>(abbreviato con DDL), utilizzati per definire gli<text:s/><text:span text:style-name="T187">schemi logici</text:span>,<text:s/><text:span text:style-name="T188">esterni</text:span><text:s/>e<text:s/><text:span text:style-name="T189">fisici</text:span><text:s/>e le<text:s/><text:span text:style-name="T190">autorizzazioni</text:span><text:s/>per l'accesso.</text:p>
        </text:list-item>
        <text:list-item>
          <text:p text:style-name="P191"><text:span text:style-name="T192">Linguaggi di manipolazione dei dati</text:span><text:s/>o<text:s/><text:span text:style-name="T193">Data Manipulation La</text:span><text:span text:style-name="T194">nguage<text:s/></text:span>(abbreviato con DML), utilizzati per l'<text:span text:style-name="T195">interrogazione</text:span><text:s/>e l'<text:span text:style-name="T196">aggiornamento</text:span><text:s/>delle<text:s/><text:span text:style-name="T197">istanze</text:span><text:s/>di basi di dati.</text:p>
        </text:list-item>
      </text:list>
      <text:p text:style-name="P198">L’accesso ai dati può essere effettuato in varie modalità, quella più semplice perché ci mette a disposizione comandi ad hoc per la nostra base di<text:s/>dati, è tramite<text:s/><text:span text:style-name="T199">linguaggi testuali interattivi</text:span><text:s/>come il<text:s/><text:span text:style-name="T200">linguaggio SQL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 DONNARUMMA</meta:initial-creator>
    <dc:creator> </dc:creator>
    <meta:creation-date>2020-01-31T15:13:00Z</meta:creation-date>
    <dc:date>2020-02-04T17:05:00Z</dc:date>
    <meta:template xlink:href="Normal" xlink:type="simple"/>
    <meta:editing-cycles>3</meta:editing-cycles>
    <meta:editing-duration>PT6660S</meta:editing-duration>
    <meta:document-statistic meta:page-count="4" meta:paragraph-count="14" meta:word-count="1067" meta:character-count="7137" meta:row-count="50" meta:non-whitespace-character-count="6084"/>
  </office:meta>
</office:document-meta>
</file>